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2)<text:span text:style-name="T2">some examples of visibilities of ideal sources ALA VLA summer school,</text:span></text:p>
      <text:p text:style-name="Preformatted_20_Text"><text:span text:style-name="T2">section on millimeer interferometry</text:span><text:line-break/></text:p>
      <text:p text:style-name="Preformatted_20_Text">7) Thermal Energy Balance of Arcturus' Outflow</text:p>
      <text:p text:style-name="Preformatted_20_Text">IUE vs Hubble</text:p>
      <text:p text:style-name="Preformatted_20_Text">HST data for arcturus (line reversals vs tau)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>d) GMRT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8T13:32:07</dc:date>
    <dc:creator>Eamon </dc:creator>
    <meta:generator>LibreOffice/3.4$Unix LibreOffice_project/340m1$Build-402</meta:generator>
    <meta:editing-duration>PT20H48M25S</meta:editing-duration>
    <meta:editing-cycles>62</meta:editing-cycles>
    <meta:document-statistic meta:table-count="0" meta:image-count="0" meta:object-count="0" meta:page-count="1" meta:paragraph-count="10" meta:word-count="59" meta:character-count="356" meta:non-whitespace-character-count="306"/>
  </office:meta>
</office:document-meta>
</file>